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4925in" fo:text-indent="0in" style:auto-text-indent="false"/>
    </style:style>
    <style:style style:name="P2" style:family="paragraph" style:parent-style-name="Standard">
      <style:paragraph-properties fo:margin-left="0.4925in" fo:text-indent="0in" style:auto-text-indent="false"/>
      <style:text-properties officeooo:paragraph-rsid="000c598a"/>
    </style:style>
    <style:style style:name="P3" style:family="paragraph" style:parent-style-name="Standard">
      <style:paragraph-properties fo:margin-left="0.4925in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4925in" fo:text-indent="0in" style:auto-text-indent="false"/>
      <style:text-properties fo:font-weight="bold" officeooo:paragraph-rsid="000c598a" style:font-weight-asian="bold" style:font-weight-complex="bold"/>
    </style:style>
    <style:style style:name="T1" style:family="text">
      <style:text-properties officeooo:rsid="000adda4"/>
    </style:style>
    <style:style style:name="T2" style:family="text">
      <style:text-properties officeooo:rsid="000e1501"/>
    </style:style>
    <style:style style:name="T3" style:family="text">
      <style:text-properties officeooo:rsid="000e21b6"/>
    </style:style>
    <style:style style:name="T4" style:family="text">
      <style:text-properties officeooo:rsid="000edece"/>
    </style:style>
    <style:style style:name="T5" style:family="text">
      <style:text-properties officeooo:rsid="000f9439"/>
    </style:style>
    <style:style style:name="T6" style:family="text">
      <style:text-properties officeooo:rsid="000fc142"/>
    </style:style>
    <style:style style:name="T7" style:family="text">
      <style:text-properties officeooo:rsid="00102af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e Emblem <text:span text:style-name="T1">8</text:span></text:p>
      <text:p text:style-name="Standard">The <text:span text:style-name="T1">Sacred Stones</text:span></text:p>
      <text:p text:style-name="Standard"/>
      <text:p text:style-name="Standard">Common Inventory, (part 1)</text:p>
      <text:p text:style-name="P1">3202AB94 000C <text:span text:style-name="T2">killing edge</text:span></text:p>
      <text:p text:style-name="P1">3202AB95 0099</text:p>
      <text:p text:style-name="P1">3202AB96 0069 <text:span text:style-name="T2">elixir</text:span></text:p>
      <text:p text:style-name="P1">3202AB97 0099</text:p>
      <text:p text:style-name="P1">3202AB98 0016 <text:span text:style-name="T2">javelin</text:span></text:p>
      <text:p text:style-name="P1">3202AB99 0099</text:p>
      <text:p text:style-name="P1">3202AB9A 0020 <text:span text:style-name="T2">hand axe</text:span></text:p>
      <text:p text:style-name="P1">3202AB9B 0099</text:p>
      <text:p text:style-name="P1">3202AB9C 0027 <text:span text:style-name="T2">iron bow</text:span></text:p>
      <text:p text:style-name="P1">3202AB9D 0099</text:p>
      <text:p text:style-name="P1"/>
      <text:p text:style-name="P3">3202BE6A 00<text:span text:style-name="T5">1A</text:span></text:p>
      <text:p text:style-name="P3">3202BE6B 0099</text:p>
      <text:p text:style-name="P3">3202BE6C 00<text:span text:style-name="T4">6D</text:span></text:p>
      <text:p text:style-name="P3">3202BE6D 0099</text:p>
      <text:p text:style-name="P3">3202BE6E 00<text:span text:style-name="T4">1C</text:span></text:p>
      <text:p text:style-name="P3">3202BE6F 0099</text:p>
      <text:p text:style-name="P3">3202BE70 00<text:span text:style-name="T4">28</text:span></text:p>
      <text:p text:style-name="P3">3202BE71 0099 </text:p>
      <text:p text:style-name="P3">3202BE72 00<text:span text:style-name="T4">2D</text:span></text:p>
      <text:p text:style-name="P3">3202BE73 0099</text:p>
      <text:p text:style-name="Standard"/>
      <text:p text:style-name="Standard">Common Inventory, (part 2)</text:p>
      <text:p text:style-name="P1">3202AB94 007D <text:span text:style-name="T2">runesword</text:span></text:p>
      <text:p text:style-name="P1">3202AB95 0099</text:p>
      <text:p text:style-name="P1">3202AB96 0069 <text:span text:style-name="T2">elixir</text:span></text:p>
      <text:p text:style-name="P1">3202AB97 0099</text:p>
      <text:p text:style-name="P1">3202AB98 0033 <text:span text:style-name="T2">fire</text:span></text:p>
      <text:p text:style-name="P1">3202AB99 0099</text:p>
      <text:p text:style-name="P1">3202AB9A 003B <text:span text:style-name="T2">lightning</text:span></text:p>
      <text:p text:style-name="P1">3202AB9B 0099</text:p>
      <text:p text:style-name="P1">3202AB9C 0040 <text:span text:style-name="T2">nosferatu</text:span></text:p>
      <text:p text:style-name="P1">3202AB9D 0099</text:p>
      <text:p text:style-name="P1"/>
      <text:p text:style-name="P4">3202BE6A 00<text:span text:style-name="T5">19</text:span></text:p>
      <text:p text:style-name="P4">3202BE6B 0099</text:p>
      <text:p text:style-name="P4">3202BE6C 00<text:span text:style-name="T4">6D</text:span></text:p>
      <text:p text:style-name="P4">3202BE6D 0099</text:p>
      <text:p text:style-name="P4">3202BE6E 00<text:span text:style-name="T5">38</text:span></text:p>
      <text:p text:style-name="P4">3202BE6F 0099</text:p>
      <text:p text:style-name="P4">3202BE70 00<text:span text:style-name="T5">3F</text:span></text:p>
      <text:p text:style-name="P4">3202BE71 0099 </text:p>
      <text:p text:style-name="P4">3202BE72 00<text:span text:style-name="T5">49</text:span></text:p>
      <text:p text:style-name="P4">3202BE73 0099</text:p>
      <text:p text:style-name="Standard"/>
      <text:p text:style-name="Standard"><text:soft-page-break/>Mature Inventory</text:p>
      <text:p text:style-name="P1">3202AB94 000F <text:span text:style-name="T2">sword of sealas</text:span></text:p>
      <text:p text:style-name="P1">3202AB95 0099</text:p>
      <text:p text:style-name="P1">3202AB96 0069 <text:span text:style-name="T2">elixir</text:span></text:p>
      <text:p text:style-name="P1">3202AB97 0099</text:p>
      <text:p text:style-name="P1">3202AB98 007D <text:span text:style-name="T2">runesword</text:span></text:p>
      <text:p text:style-name="P1">3202AB99 0099</text:p>
      <text:p text:style-name="P1">3202AB9A 007E <text:span text:style-name="T2">spear</text:span></text:p>
      <text:p text:style-name="P1">3202AB9B 0099</text:p>
      <text:p text:style-name="P1">3202AB9C 007F <text:span text:style-name="T2">tomahawk</text:span></text:p>
      <text:p text:style-name="P1">3202AB9D 0099</text:p>
      <text:p text:style-name="P1"/>
      <text:p text:style-name="P4">3202BE6A 00<text:span text:style-name="T5">92</text:span></text:p>
      <text:p text:style-name="P4">3202BE6B 0099</text:p>
      <text:p text:style-name="P4">3202BE6C 00<text:span text:style-name="T4">6D</text:span></text:p>
      <text:p text:style-name="P4">3202BE6D 0099</text:p>
      <text:p text:style-name="P4">3202BE6E 00<text:span text:style-name="T5">11</text:span></text:p>
      <text:p text:style-name="P4">3202BE6F 0099</text:p>
      <text:p text:style-name="P4">3202BE70 00<text:span text:style-name="T5">1D</text:span></text:p>
      <text:p text:style-name="P4">3202BE71 0099 </text:p>
      <text:p text:style-name="P4">3202BE72 00<text:span text:style-name="T5">29</text:span></text:p>
      <text:p text:style-name="P4">3202BE73 0099</text:p>
      <text:p text:style-name="Standard"/>
      <text:p text:style-name="Standard">Consumables, (part 1)</text:p>
      <text:p text:style-name="P1">3202AB94 0058 <text:span text:style-name="T2">angelic robe</text:span></text:p>
      <text:p text:style-name="P1">3202AB95 0099</text:p>
      <text:p text:style-name="P1">3202AB96 005A <text:span text:style-name="T2">energy ring</text:span></text:p>
      <text:p text:style-name="P1">3202AB97 0099</text:p>
      <text:p text:style-name="P1">3202AB98 0056 <text:span text:style-name="T2">secret book</text:span></text:p>
      <text:p text:style-name="P1">3202AB99 0099</text:p>
      <text:p text:style-name="P1">3202AB9A 005B <text:span text:style-name="T2">seedwing</text:span></text:p>
      <text:p text:style-name="P1">3202AB9B 0099</text:p>
      <text:p text:style-name="P1">3202AB9C 0057 <text:span text:style-name="T2">godess icon</text:span></text:p>
      <text:p text:style-name="P1">3202AB9D 0099</text:p>
      <text:p text:style-name="P1"/>
      <text:p text:style-name="P4">3202BE6A 00<text:span text:style-name="T5">5B</text:span></text:p>
      <text:p text:style-name="P4">3202BE6B 0099</text:p>
      <text:p text:style-name="P4">3202BE6C 00<text:span text:style-name="T5">5C</text:span></text:p>
      <text:p text:style-name="P4">3202BE6D 0099</text:p>
      <text:p text:style-name="P4">3202BE6E 00<text:span text:style-name="T5">5D</text:span></text:p>
      <text:p text:style-name="P4">3202BE6F 0099</text:p>
      <text:p text:style-name="P4">3202BE70 00<text:span text:style-name="T5">5E</text:span></text:p>
      <text:p text:style-name="P4">3202BE71 0099 </text:p>
      <text:p text:style-name="P4">3202BE72 00<text:span text:style-name="T5">5F</text:span></text:p>
      <text:p text:style-name="P4">3202BE73 0099</text:p>
      <text:p text:style-name="Standard"/>
      <text:p text:style-name="Standard">Consumables, (part 2)</text:p>
      <text:p text:style-name="P1">3202AB94 0059 <text:span text:style-name="T2">dragonshield</text:span></text:p>
      <text:p text:style-name="P1">3202AB95 0099</text:p>
      <text:p text:style-name="P1"><text:soft-page-break/>3202AB96 005C <text:span text:style-name="T2">amulet</text:span></text:p>
      <text:p text:style-name="P1">3202AB97 0099</text:p>
      <text:p text:style-name="P1">3202AB98 005D <text:s/><text:span text:style-name="T2">boots</text:span></text:p>
      <text:p text:style-name="P1">3202AB99 0099</text:p>
      <text:p text:style-name="P1">3202AB9A 005E <text:span text:style-name="T2">body ringe</text:span></text:p>
      <text:p text:style-name="P1">3202AB9B 0099</text:p>
      <text:p text:style-name="P1">3202AB9C 007C <text:span text:style-name="T2">delphi sheild</text:span></text:p>
      <text:p text:style-name="P1">3202AB9D 0099</text:p>
      <text:p text:style-name="P1"/>
      <text:p text:style-name="P4">3202BE6A 00<text:span text:style-name="T5">60</text:span></text:p>
      <text:p text:style-name="P4">3202BE6B 0099</text:p>
      <text:p text:style-name="P4">3202BE6C 00<text:span text:style-name="T5">61</text:span></text:p>
      <text:p text:style-name="P4">3202BE6D 0099</text:p>
      <text:p text:style-name="P4">3202BE6E 00<text:span text:style-name="T5">62</text:span></text:p>
      <text:p text:style-name="P4">3202BE6F 0099</text:p>
      <text:p text:style-name="P4">3202BE70 00<text:span text:style-name="T5">7C</text:span></text:p>
      <text:p text:style-name="P4">3202BE71 0099 </text:p>
      <text:p text:style-name="P4">3202BE72 00<text:span text:style-name="T5">71</text:span></text:p>
      <text:p text:style-name="P4">3202BE73 0099</text:p>
      <text:p text:style-name="Standard"/>
      <text:p text:style-name="Standard">Promotion Items</text:p>
      <text:p text:style-name="P1">3202AB94 005F</text:p>
      <text:p text:style-name="P1">3202AB95 0099</text:p>
      <text:p text:style-name="P1">3202AB96 0060</text:p>
      <text:p text:style-name="P1">3202AB97 0099</text:p>
      <text:p text:style-name="P1">3202AB98 0061</text:p>
      <text:p text:style-name="P1">3202AB99 0099</text:p>
      <text:p text:style-name="P1">3202AB9A 0062</text:p>
      <text:p text:style-name="P1">3202AB9B 0099</text:p>
      <text:p text:style-name="P1">3202AB9C 0063</text:p>
      <text:p text:style-name="P1">3202AB9D 0099</text:p>
      <text:p text:style-name="P1"/>
      <text:p text:style-name="P4">3202BE6A 00<text:span text:style-name="T5">1D</text:span></text:p>
      <text:p text:style-name="P4">3202BE6B 0099</text:p>
      <text:p text:style-name="P4">3202BE6C 00<text:span text:style-name="T5">6D</text:span></text:p>
      <text:p text:style-name="P4">3202BE6D 0099</text:p>
      <text:p text:style-name="P4">3202BE6E 00<text:span text:style-name="T5">88</text:span></text:p>
      <text:p text:style-name="P4">3202BE6F 0099</text:p>
      <text:p text:style-name="Standard"/>
      <text:p text:style-name="Standard">Adv. Magic Inventory</text:p>
      <text:p text:style-name="P1">3202AB94 000F <text:span text:style-name="T2">sword of seals</text:span></text:p>
      <text:p text:style-name="P1">3202AB95 0099</text:p>
      <text:p text:style-name="P1">3202AB96 0069 <text:span text:style-name="T2">elixir</text:span></text:p>
      <text:p text:style-name="P1">3202AB97 0099</text:p>
      <text:p text:style-name="P1">3202AB98 0036 <text:span text:style-name="T2">elfire</text:span></text:p>
      <text:p text:style-name="P1">3202AB99 0099</text:p>
      <text:p text:style-name="P1">3202AB9A 003C <text:span text:style-name="T2">divine</text:span></text:p>
      <text:p text:style-name="P1">3202AB9B 0099</text:p>
      <text:p text:style-name="P1">3202AB9C 0040 <text:span text:style-name="T2">nosferatu</text:span></text:p>
      <text:p text:style-name="P1"><text:soft-page-break/>3202AB9D 0099</text:p>
      <text:p text:style-name="P1"/>
      <text:p text:style-name="P4">3202BE6A 00<text:span text:style-name="T7">85</text:span></text:p>
      <text:p text:style-name="P4">3202BE6B 0099</text:p>
      <text:p text:style-name="P4">3202BE6C 00<text:span text:style-name="T4">6D</text:span></text:p>
      <text:p text:style-name="P4">3202BE6D 0099</text:p>
      <text:p text:style-name="P4">3202BE6E 00<text:span text:style-name="T6">3A</text:span></text:p>
      <text:p text:style-name="P4">3202BE6F 0099</text:p>
      <text:p text:style-name="P4">3202BE70 00<text:span text:style-name="T6">41</text:span></text:p>
      <text:p text:style-name="P4">3202BE71 0099 </text:p>
      <text:p text:style-name="P4">3202BE72 00<text:span text:style-name="T6">49</text:span></text:p>
      <text:p text:style-name="P4">3202BE73 0099</text:p>
      <text:p text:style-name="Standard"/>
      <text:p text:style-name="Standard">Legendary, (part 1)</text:p>
      <text:p text:style-name="P1">3202AB94 000F <text:span text:style-name="T3">sword of seals</text:span></text:p>
      <text:p text:style-name="P1">3202AB95 0099</text:p>
      <text:p text:style-name="P1">3202AB96 0009 <text:span text:style-name="T3">durandal</text:span></text:p>
      <text:p text:style-name="P1">3202AB97 0099</text:p>
      <text:p text:style-name="P1">3202AB98 0017 <text:span text:style-name="T3">malte</text:span></text:p>
      <text:p text:style-name="P1">3202AB99 0099</text:p>
      <text:p text:style-name="P1">3202AB9A 0021<text:span text:style-name="T3">armads</text:span></text:p>
      <text:p text:style-name="P1">3202AB9B 0099</text:p>
      <text:p text:style-name="P1">3202AB9C 002F <text:span text:style-name="T3">miurgre</text:span></text:p>
      <text:p text:style-name="P1">3202AB9D 0099</text:p>
      <text:p text:style-name="P1"/>
      <text:p text:style-name="P4">3202BE6A 00<text:span text:style-name="T7">85</text:span></text:p>
      <text:p text:style-name="P4">3202BE6B 0099</text:p>
      <text:p text:style-name="P4">3202BE6C 00##</text:p>
      <text:p text:style-name="P4">3202BE6D 0099</text:p>
      <text:p text:style-name="P4">3202BE6E 00##</text:p>
      <text:p text:style-name="P4">3202BE6F 0099</text:p>
      <text:p text:style-name="P4">3202BE70 00##</text:p>
      <text:p text:style-name="P4">3202BE71 0099 </text:p>
      <text:p text:style-name="P4">3202BE72 00##</text:p>
      <text:p text:style-name="P4">3202BE73 0099</text:p>
      <text:p text:style-name="Standard"/>
      <text:p text:style-name="Standard">Legendary, (part 2)</text:p>
      <text:p text:style-name="P1">3202AB94 000F <text:span text:style-name="T3">seal sword</text:span></text:p>
      <text:p text:style-name="P1">3202AB95 0099</text:p>
      <text:p text:style-name="P1">3202AB96 003A <text:span text:style-name="T3">forblaze</text:span></text:p>
      <text:p text:style-name="P1">3202AB97 0099</text:p>
      <text:p text:style-name="P1">3202AB98 003E <text:span text:style-name="T3">aureola</text:span></text:p>
      <text:p text:style-name="P1">3202AB99 0099</text:p>
      <text:p text:style-name="P1">3202AB9A 0042 <text:span text:style-name="T3">apocalypse</text:span></text:p>
      <text:p text:style-name="P1">3202AB9B 0099</text:p>
      <text:p text:style-name="P1">3202AB9C 0069</text:p>
      <text:p text:style-name="P1">3202AB9D 0099</text:p>
      <text:p text:style-name="P1"/>
      <text:p text:style-name="P4">3202BE6A 00##</text:p>
      <text:p text:style-name="P4"><text:soft-page-break/>3202BE6B 0099</text:p>
      <text:p text:style-name="P4">3202BE6C 00##</text:p>
      <text:p text:style-name="P4">3202BE6D 0099</text:p>
      <text:p text:style-name="P4">3202BE6E 00##</text:p>
      <text:p text:style-name="P4">3202BE6F 0099</text:p>
      <text:p text:style-name="P4">3202BE70 00##</text:p>
      <text:p text:style-name="P4">3202BE71 0099 </text:p>
      <text:p text:style-name="P4">3202BE72 00##</text:p>
      <text:p text:style-name="P4">3202BE73 00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20:46:49.754138873</meta:creation-date>
    <dc:date>2025-07-10T21:14:39.718115475</dc:date>
    <meta:editing-duration>PT16M53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5" meta:paragraph-count="187" meta:word-count="439" meta:character-count="2884" meta:non-whitespace-character-count="2623"/>
  </office:meta>
</office:document-meta>
</file>